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.set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GenJavaScriptFormSubmit( boolean formSub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BeanScope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do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rm.setOnReset( String onR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isFocu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Enctype( String en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TargetScope( String target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Bean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Focus( String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Bean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OnSubmit( String onSub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Metho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